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6.25cm" fo:min-width="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color="#3faf46" draw:marker-end="Arrowheads_20_1" draw:marker-end-width="0.3cm" draw:fill="none" draw:textarea-vertical-align="middle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objectwithoutfill">
      <style:graphic-properties draw:marker-end="Arrowheads_20_7" draw:marker-end-width="0.3cm" draw:fill="none" draw:textarea-vertical-align="middle"/>
    </style:style>
    <style:style style:name="gr11" style:family="graphic" style:parent-style-name="objectwithoutfill">
      <style:graphic-properties svg:stroke-color="#3faf46" draw:marker-end="Arrowheads_20_8" draw:marker-end-width="0.3cm" draw:fill="none" draw:textarea-vertical-align="middle"/>
    </style:style>
    <style:style style:name="gr12" style:family="graphic" style:parent-style-name="standard" style:list-style-name="L1">
      <style:graphic-properties svg:stroke-color="#3faf46" draw:fill-color="#ffffff" draw:textarea-horizontal-align="justify" draw:textarea-vertical-align="middle" draw:auto-grow-height="false" fo:min-height="2.25cm" fo:min-width="3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3.5cm" fo:min-width="3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8.5cm" fo:min-width="3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16.5cm" svg:x="5.706cm" svg:y="2.2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6.5cm" svg:x="15.456cm" svg:y="2.2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6.5cm" svg:x="24.706cm" svg:y="2.21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26cm" svg:height="0.962cm" svg:x="5.202cm" svg:y="1.25cm">
          <draw:text-box>
            <text:p>Browser</text:p>
          </draw:text-box>
        </draw:frame>
        <draw:frame draw:style-name="gr2" draw:text-style-name="P2" draw:layer="layout" svg:width="3.177cm" svg:height="0.962cm" svg:x="14.736cm" svg:y="1.25cm">
          <draw:text-box>
            <text:p>VRSpace</text:p>
          </draw:text-box>
        </draw:frame>
        <draw:frame draw:style-name="gr2" draw:text-style-name="P2" draw:layer="layout" svg:width="5.044cm" svg:height="0.962cm" svg:x="22.456cm" svg:y="1.25cm">
          <draw:text-box>
            <text:p>Oauth2 provider</text:p>
          </draw:text-box>
        </draw:frame>
        <draw:line draw:style-name="gr3" draw:text-style-name="P4" draw:layer="layout" svg:x1="7.206cm" svg:y1="4.712cm" svg:x2="15.456cm" svg:y2="4.712cm">
          <text:p text:style-name="P3">/login?name,provider,avatar</text:p>
          <text:p text:style-name="P3"/>
        </draw:line>
        <draw:line draw:style-name="gr4" draw:text-style-name="P4" draw:layer="layout" svg:x1="15.456cm" svg:y1="5.712cm" svg:x2="7.206cm" svg:y2="5.712cm">
          <text:p text:style-name="P3"/>
        </draw:line>
        <draw:frame draw:style-name="gr2" draw:text-style-name="P2" draw:layer="layout" svg:width="5.502cm" svg:height="0.962cm" svg:x="8.954cm" svg:y="4.75cm">
          <draw:text-box>
            <text:p>Redirect /provider</text:p>
          </draw:text-box>
        </draw:frame>
        <draw:line draw:style-name="gr5" draw:text-style-name="P4" draw:layer="layout" svg:x1="7.206cm" svg:y1="6.712cm" svg:x2="15.456cm" svg:y2="6.712cm">
          <text:p text:style-name="P3">/provider</text:p>
          <text:p text:style-name="P3"/>
        </draw:line>
        <draw:line draw:style-name="gr4" draw:text-style-name="P4" draw:layer="layout" svg:x1="15.456cm" svg:y1="7.962cm" svg:x2="7.206cm" svg:y2="7.962cm">
          <text:p/>
        </draw:line>
        <draw:frame draw:style-name="gr2" draw:text-style-name="P2" draw:layer="layout" svg:width="7.546cm" svg:height="0.962cm" svg:x="7.66cm" svg:y="6.962cm">
          <draw:text-box>
            <text:p>Redirect to /authorization</text:p>
          </draw:text-box>
        </draw:frame>
        <draw:line draw:style-name="gr6" draw:text-style-name="P4" draw:layer="layout" svg:x1="7.206cm" svg:y1="10.962cm" svg:x2="24.706cm" svg:y2="10.962cm">
          <text:p text:style-name="P3">User log-in to provider page (github/google/facebook...)</text:p>
          <text:p text:style-name="P3"/>
        </draw:line>
        <draw:line draw:style-name="gr7" draw:text-style-name="P4" draw:layer="layout" svg:x1="24.706cm" svg:y1="11.962cm" svg:x2="7.206cm" svg:y2="11.962cm">
          <text:p/>
        </draw:line>
        <draw:frame draw:style-name="gr2" draw:text-style-name="P2" draw:layer="layout" svg:width="11.568cm" svg:height="0.962cm" svg:x="10.206cm" svg:y="11cm">
          <draw:text-box>
            <text:p>Redirect back to vrspace with the token</text:p>
          </draw:text-box>
        </draw:frame>
        <draw:line draw:style-name="gr5" draw:text-style-name="P4" draw:layer="layout" svg:x1="7.206cm" svg:y1="13.212cm" svg:x2="15.456cm" svg:y2="13.212cm">
          <text:p text:style-name="P3">/code/{provider} with token</text:p>
          <text:p text:style-name="P3"/>
        </draw:line>
        <draw:line draw:style-name="gr8" draw:text-style-name="P4" draw:layer="layout" svg:x1="16.956cm" svg:y1="14.212cm" svg:x2="24.706cm" svg:y2="14.212cm">
          <text:p text:style-name="P3">Token verification</text:p>
          <text:p text:style-name="P3"/>
        </draw:line>
        <draw:line draw:style-name="gr9" draw:text-style-name="P4" draw:layer="layout" svg:x1="24.706cm" svg:y1="15.212cm" svg:x2="16.956cm" svg:y2="15.212cm">
          <text:p/>
        </draw:line>
        <draw:frame draw:style-name="gr2" draw:text-style-name="P2" draw:layer="layout" svg:width="5.819cm" svg:height="0.962cm" svg:x="17.956cm" svg:y="14.25cm">
          <draw:text-box>
            <text:p>Token confirmation</text:p>
          </draw:text-box>
        </draw:frame>
        <draw:line draw:style-name="gr10" draw:text-style-name="P4" draw:layer="layout" svg:x1="15.456cm" svg:y1="18.462cm" svg:x2="7.206cm" svg:y2="18.462cm">
          <text:p/>
        </draw:line>
        <draw:frame draw:style-name="gr2" draw:text-style-name="P2" draw:layer="layout" svg:width="6.733cm" svg:height="0.962cm" svg:x="7.956cm" svg:y="17.462cm">
          <draw:text-box>
            <text:p>Redirect to homepage</text:p>
          </draw:text-box>
        </draw:frame>
        <draw:line draw:style-name="gr3" draw:text-style-name="P4" draw:layer="layout" svg:x1="7.206cm" svg:y1="2.712cm" svg:x2="15.456cm" svg:y2="2.712cm">
          <text:p text:style-name="P3">/providers</text:p>
          <text:p text:style-name="P3"/>
        </draw:line>
        <draw:line draw:style-name="gr11" draw:text-style-name="P4" draw:layer="layout" svg:x1="15.456cm" svg:y1="3.712cm" svg:x2="7.206cm" svg:y2="3.712cm">
          <text:p/>
        </draw:line>
        <draw:frame draw:style-name="gr2" draw:text-style-name="P2" draw:layer="layout" svg:width="4.977cm" svg:height="0.962cm" svg:x="8.979cm" svg:y="2.75cm">
          <draw:text-box>
            <text:p>List of providers</text:p>
          </draw:text-box>
        </draw:frame>
        <draw:line draw:style-name="gr5" draw:text-style-name="P4" draw:layer="layout" svg:x1="7.206cm" svg:y1="8.962cm" svg:x2="15.456cm" svg:y2="8.962cm">
          <text:p text:style-name="P3">/authorization/{provider}</text:p>
          <text:p text:style-name="P3"/>
        </draw:line>
        <draw:line draw:style-name="gr4" draw:text-style-name="P4" draw:layer="layout" svg:x1="15.456cm" svg:y1="9.962cm" svg:x2="7.206cm" svg:y2="9.962cm">
          <text:p/>
        </draw:line>
        <draw:frame draw:style-name="gr2" draw:text-style-name="P2" draw:layer="layout" svg:width="7.614cm" svg:height="0.962cm" svg:x="7.5cm" svg:y="9.038cm">
          <draw:text-box>
            <text:p>Redirect to provider page</text:p>
          </draw:text-box>
        </draw:frame>
        <draw:frame draw:style-name="gr2" draw:text-style-name="P6" draw:layer="layout" svg:width="15.314cm" svg:height="1.195cm" svg:x="6.436cm" svg:y="18.805cm">
          <draw:text-box>
            <text:p text:style-name="P5">OAuth2 authentication flow in VRSpace</text:p>
          </draw:text-box>
        </draw:frame>
        <draw:line draw:style-name="gr10" draw:text-style-name="P4" draw:layer="layout" svg:x1="15.456cm" svg:y1="16.212cm" svg:x2="7.206cm" svg:y2="16.212cm">
          <text:p/>
        </draw:line>
        <draw:frame draw:style-name="gr2" draw:text-style-name="P2" draw:layer="layout" svg:width="5.256cm" svg:height="0.962cm" svg:x="8.706cm" svg:y="15.212cm">
          <draw:text-box>
            <text:p>Redirect to /login</text:p>
          </draw:text-box>
        </draw:frame>
        <draw:line draw:style-name="gr5" draw:text-style-name="P4" draw:layer="layout" svg:x1="7.206cm" svg:y1="17.212cm" svg:x2="15.456cm" svg:y2="17.212cm">
          <text:p text:style-name="P3">/login authorized</text:p>
          <text:p text:style-name="P3"/>
        </draw:line>
        <draw:custom-shape draw:style-name="gr12" draw:text-style-name="P8" draw:layer="layout" svg:width="3.5cm" svg:height="2.5cm" svg:x="2cm" svg:y="2.5cm">
          <text:p text:style-name="P7">VRSpace API</text:p>
          <text:p text:style-name="P7">endpoints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cm" svg:height="3.75cm" svg:x="2cm" svg:y="5.5cm">
          <text:p text:style-name="P3">Internal</text:p>
          <text:p text:style-name="P3">calls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5cm" svg:height="8.75cm" svg:x="2cm" svg:y="9.75cm">
          <text:p text:style-name="P3">OAuth2</text:p>
          <text:p text:style-name="P3">exchang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0T12:24:10.566000000</meta:creation-date>
    <dc:date>2023-09-10T13:22:34.403000000</dc:date>
    <meta:editing-duration>PT47M28S</meta:editing-duration>
    <meta:editing-cycles>13</meta:editing-cycles>
    <meta:generator>LibreOffice/7.4.6.2$Windows_X86_64 LibreOffice_project/5b1f5509c2decdade7fda905e3e1429a67acd63d</meta:generator>
    <meta:document-statistic meta:object-count="34"/>
  </office:meta>
</office:document-meta>
</file>